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5.59mm"/>
    </style:style>
    <style:style style:name="co2" style:family="table-column">
      <style:table-column-properties fo:break-before="auto" style:column-width="136.7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SCO codes - Sheet2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SCO08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Legislators and Senior Officials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Managing directors and chief executive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Business Services and Administration Manager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Sales, Marketing and Development Managers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roduction managers in agriculture, forestry and fisheries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Manufacturing, mining, construction, and distribution managers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Information and communications technology service manager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rofessional services managers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Hotel and restaurant managers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Retail and wholesale trade managers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Other services managers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Physical and earth science professionals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Mathematicians, actuaries and statisticians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Life science professionals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Engineering professionals (excluding electrotechnology)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Electrotechnology engineers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Architects, planners, surveyors and designers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Medical doctors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Nursing and midwifery professionals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Traditional and complementary medicine professionals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Paramedical practitioners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Veterinarians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Other health professionals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Medical Assistant professionals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University and higher education teachers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Vocational education teachers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Secondary education teachers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Primary school and early childhood teachers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Other teaching professionals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Finance professionals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Administration professionals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Sales, marketing and public relations professionals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Software and applications developers and analyst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Database and network professionals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Legal professionals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Librarians, archivists and curators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Social and religious professionals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Authors, journalists and linguists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reative and performing artists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Physical and engineering science technicians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Mining, manufacturing and construction supervisors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Process control technicians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Life science technicians and related associate professionals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Ship and aircraft controllers and technicians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Medical and pharmaceutical technicians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Nursing and midwifery associate professionals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Traditional and complementary medicine associate professionals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Veterinary technicians and assistants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Other health associate professionals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Financial and mathematical associate professionals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Sales and purchasing agents and brokers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Business services agents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Administrative and specialized secretaries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Regulatory government associate professionals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Legal, social and religious associate professionals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Sports and fitness workers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Artistic, cultural and culinary associate professionals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Information and communications technology operations and user support technicians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Telecommunications and broadcasting technicians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eneral office clerks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cretaries (general)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Keyboard operators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ellers, money collectors and related clerks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lient information workers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umerical clerks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Material-recording and transport clerks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Other clerical support workers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avel attendants, conductors and guides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ooks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Waiters and bartenders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airdressers, beauticians and related workers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uilding and housekeeping supervisors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Other personal services workers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Street and market salespersons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hop salespersons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ashiers and ticket clerks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Other sales workers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hild care workers and teachers' aides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ersonal care workers in health services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Protective services workers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Market gardeners and crop growers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Animal producers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Mixed crop and animal producers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Forestry and related workers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Fishery workers, hunters and trappers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Subsistence crop farmers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Subsistence livestock farmers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Subsistence mixed crop and livestock farmers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Subsistence fishers, hunters, trappers and gatherers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Building frame and related trades workers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Building finishers and related trades workers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Painters, building structure cleaners and related trades workers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Sheet and structural metal workers, moulders and welders, and related workers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Blacksmiths, toolmakers and related trades workers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Machinery mechanics and repairers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Handicraft workers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Printing trades workers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Electrical equipment installers and repairers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Electronics and telecommunications installers and repairers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Food processing and related trades workers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Wood treaters, cabinet-makers and related trades workers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Garment and related trades workers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Other craft and related workers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Mining and mineral processing plant operators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Metal processing and finishing plant operators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hemical and photographic products plant and machine operators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Rubber, plastic and paper products machine operators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Textile, fur and leather products machine operators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Food and related products machine operators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Wood processing and papermaking plant operators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Other stationary plant and machine operators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Assemblers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Locomotive engine drivers and related workers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ar, van and motorcycle drivers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Heavy truck and bus drivers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Mobile plant operators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Ships' deck crews and related workers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Domestic, hotel and office cleaners and helpers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Vehicle, window, laundry and other hand cleaning workers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Agricultural, forestry and fishery labourers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Mining and construction labourers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Manufacturing labourers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Transport and storage labourers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Food preparation assistants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treet and related service workers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treet vendors (excluding food)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Refuse workers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Other elementary worker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lv" fo:country="LV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LibreOffice/6.0.7.3$Linux_X86_64 LibreOffice_project/00m0$Build-3</meta:generator>
  </office:meta>
</office:document-meta>
</file>